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葉小慧 | 2010.08.27 10:05 | </text:span><text:span text:style-name="T2">#</text:span></text:p>
      <text:p text:style-name="P2"><text:span text:style-name="T1">Chomsky在中國媒體出現得就很多了。要說台灣媒體為何不寫Chomsky，也許知道他懂他又能寫出東西上得了大版面的，恐怕很少。地方版倒是有的。</text:span></text:p>
      <text:p text:style-name="P2"><text:span text:style-name="T1">前公司倒是同樣會關注這樣的訊息，只是財經為主，政為輔；新聞不大，加上網路媒體，少人知道。(「語言學之父Noam Chomsky：兩岸有各自的矛盾 保持現狀才是上策)</text:span></text:p>
      <text:p text:style-name="P2"><text:span text:style-name="T1">此外，中研院也有人為文寫感想。</text:span></text:p>
      <text:p text:style-name="P2"><text:span text:style-name="T1">我以為不需要感到疲憊，慢慢來。這是一滴水進入大海，也許有漣漪，卻被大波浪掩蓋，但蝴蝶效應還是會有的，最後的結果雖然未知，又何妨？我的朋友們根本連Chomsky都不知道，但是我轉貼了Chomsky的談話，他們卻都在看。</text:span></text:p>
      <text:p text:style-name="P2"><text:span text:style-name="T1">現在網路發達，媒體媒介不是只有報紙了，雖說報紙影響力最大，先從自身開始往外發散，這個世界未來某一天就會走向你想要的樣子。</text:span></text:p>
      <text:p text:style-name="P1"><text:span text:style-name="T1">懷軒 | 2010.08.27 05:55 | </text:span><text:span text:style-name="T2">#</text:span></text:p>
      <text:p text:style-name="P3"><text:span text:style-name="T1">這個月忙到昏頭，幾乎回到家都是天剛亮的狀態，真的覺得活得好疲憊。終於忙完有時間，想說搜尋一下Chomsky來台灣演講的新聞，果然和我跟陳真、良哲在公車上討論的情況一樣，Chomsky絲毫不在台灣的媒體上出現...不知怎的，這讓我覺得更疲憊...。</text:span></text:p>
      <text:p text:style-name="P1"><text:span text:style-name="T1">陳真 | 2010.08.17 12:50 | </text:span><text:span text:style-name="T2">#</text:span></text:p>
      <text:p text:style-name="P2"><text:span text:style-name="T1">“我並沒有打算改變別人的觀念，我只是試圖告訴別人我的看法。我並不希望人們相信我，正如他們不應該相信我所批評的政治路線一樣--學術權威、媒體、公開的國家宣傳機器，等等。在演講和論著裏，我試圖強調下面的觀點：稍稍探究和思考，你就可能發現社會和政治圈中許多隱匿的東西。只要人們接受這個挑戰，並且自己主動去了解，我就覺得成功了。”--Chomsky</text:span></text:p>
      <text:p text:style-name="P2"><text:span text:style-name="T1">我對Chomsky上面這段話挺感動,於我心有戚戚焉.每當有人像個什麼粉絲式地覆述我的想法,我總覺得渾身不自在,那種感覺就好像很多低能的阿西老講些蠢話想反駁我一樣,一正一反其實都差不多,他們應該忘掉我的存在而專注在自己身上,而不是把我當成一個附和迎合或挑釁攻擊的對象. 尼采說得對: "跟著我,你會失去你和我,跟著你自己,終究你就會找到我."</text:span></text:p>
      <text:p text:style-name="P2"><text:span text:style-name="T1">常有人"鼓勵" 或 "教導" 我應如何建立 "影響力",或是嘲笑我沒有誰誰誰那樣的 "影響力",但事實上我不但沒有一絲那樣的念頭,而且對所謂影響力感到由衷的厭惡.一隻鳥在深夜的林子裏發出悲鳴或歡唱,斷然只是出於某種悲歡,而不是為了建立什麼影響力成為鳥叫的權威. 只要是鳥,天地蒼茫,理應就該有著自己的叫聲.</text:span></text:p>
      <text:p text:style-name="P2"><text:span text:style-name="T1">很多人名過其實,滿身虛名,很少看過本人比名聲偉大的. 這回近距離看到Chomsky,我想他的人顯然比他的隆崇的名聲要美麗深刻許多. 我不是去聽他演講,因為他要講什麼我早已耳熟能詳,我不是去聽他講什麼,而是去看他是一個什麼樣氣質的人. 如果他有什麼偉大之處,那或許就在於他如此平凡.</text:span></text:p>
      <text:p text:style-name="P2"><text:span text:style-name="T1">陳真</text:span><text:span text:style-name="T3"><text:line-break/></text:span><text:span text:style-name="T1">============</text:span><text:span text:style-name="T3"><text:line-break/></text:span><text:span text:style-name="T1">喬姆斯基：他人稱我“異見者” 我只表達自己想法</text:span></text:p>
      <text:p text:style-name="P2"><text:span text:style-name="T1">2010年08月15日 (鳳凰網評論專稿)</text:span></text:p>
      <text:p text:style-name="P2"><text:span text:style-name="T3"><text:line-break/></text:span><text:span text:style-name="T1">喬姆斯基來了。</text:span></text:p>
      <text:p text:style-name="P2"><text:span text:style-name="T1">8月13日晚上，這位白髮蒼蒼的老者站在北京大學百年講堂，用特有的“喃喃自語”的方式，為在座的2000多位慕名而來的人，發表題為“世界秩序的勾勒：持續和改變”的演說。在接近兩個鐘頭的演講和對話環節，喬姆斯基操著圓潤、收斂的費城口音，平和、緩慢，甚至讓人感到些許疲倦，實在是與國內媒體所冊封他的“永遠的異見者”--這種大而硬的氣場不符。</text:span></text:p>
      <text:p text:style-name="P2"><text:span text:style-name="T1">國內的媒體好奇的向喬姆斯基發問，“作為一個思想界的鬥士，您看著自己慢慢變老，這是怎樣的感覺？”82歲的喬姆斯基笑著說，只能發表作為老頭子的感受，但是“鬥士”，他說“不敢當”。</text:span></text:p>
      <text:p text:style-name="P2"><text:span text:style-name="T1">喬姆斯基，在中國的媒體文章中，常被冠以“可能是還健在的最重要的知識分子”和“永遠的異見者”兩個名號。在8月14日的記者見面會上，有記者犀利地指出，喬姆斯基“在美國通常以批判的、鬥士的形象出現，而這會不會被世界上專制政府所利用，從而達到某種目的？”</text:span></text:p>
      <text:p text:style-name="P2"><text:span text:style-name="T1">而早在1983年夏天喬姆斯基所接受的訪談中，就曾回答了這位中國記者的疑問。“我並沒有打算改變別人的觀念，我只是試圖告訴別人我的看法。我並不希望人們相信我，正如他們不應該相信我所批評的政治路線一樣--學術權威、媒體、公開的國家宣傳機器，等等。在演講和論著裏，我試圖強調下面的觀點：稍稍探究和思考，你就可能發現社會和政治圈中許多隱匿的東西。只要人們接受這個挑戰，並且自己主動去了解，我就覺得成功了。”</text:span></text:p>
      <text:p text:style-name="P2"><text:span text:style-name="T1">在世俗社會，喬姆斯基於政治上的聲音，比起他作為語言學家的身份，顯然是大而化得多。他在少年時代即參加左翼的共產主義運動，1960年代越戰期間則投身校園反戰風潮。“9·11”之前的焦點是巴以問題、美國干預科索沃；9·11“事件發生後，當月，《9·11》一書上市，反指“美國本身便是頭號恐怖主義國家”。他的政治足跡熨帖地契合於美國社會轉型的每個關鍵期，節奏緊密、立場堅定、聲音洪亮，以至於其揚名世界，被稱為“近五十年來最具影響力的思想家”。</text:span></text:p>
      <text:p text:style-name="P2"><text:span text:style-name="T1">在諸多場合，喬姆斯基習慣於用喬治·奧威爾的《動物莊園》來隱喻他所理解的政治環境。在2003年蒂姆.阿登的訪談中，喬姆斯基曾說，“在這樣的環境中成長，除了質疑一切，我不知有其他選擇。”</text:span></text:p>
      <text:p text:style-name="P2"><text:span text:style-name="T1">這位擅于”質疑一切“的思想者第一次來到中國，媒體自然要向他討教中國國情問題。喬姆斯基謙遜而謹慎，”關於中國內部的問題，很顯然中國人會比我清楚很多。“但這顯然是以退為進的一著，他很快的談到了問題的核心”。</text:span></text:p>
      <text:p text:style-name="P2"><text:span text:style-name="T1">“中國增長對人民帶來了巨大的積極影響，但其過程中所付出的代價，如黑影隨行。比如，中國人所付出的生命安全的代價…中國令人矚目的經濟成就，是用一種帶有爭議的方式達到的。通過傳統的經濟衡量方法來計算，‘中國速度'的確令人稱奇；但傳統的經濟衡量方法是非常理論化的…若持續用傳統的經濟衡量方法，我們的社會將過度消耗資源，這對下一代是極其不負責任的。”</text:span></text:p>
      <text:p text:style-name="P2"><text:span text:style-name="T1">喬姆斯基看到了中國在急速轉型中的種種負效應。他提到勞動權益糾紛問題，“在公開發佈的官方數據中，每年都有近50000起勞動權益糾紛發生。在某些研究中國勞動者生存現狀的學者成果中提到，隨著中國經濟發展，產業佈局的調整，中國某些重工產業曾初現大規模的衰落現象，從而導致大批職工下崗。這個情況跟某個時期美國中西部的產業工人的境遇相似；這部分勞動者覺得自己被遺棄了，得到的關心、社會的承認度較之過去少了很多。”他認為在中國，勞動者一直沒有建立起相應的工人組織，而這種組織可以在保障“被遺忘”的部分勞動者生活品質方面起到一定作用。</text:span></text:p>
      <text:p text:style-name="P2"><text:span text:style-name="T1">喬姆斯基對中國國情的理解與批判思考，很大程度上立足於他的基礎價值觀之上，即崇尚社會平等和公義，強調個人的獨立尊嚴；國家公器固可以強而有力，但個體公民的幸福保障，則應是發展的原動力，以及最終目的。</text:span></text:p>
      <text:p text:style-name="P2"><text:span text:style-name="T1">作為一個知識分子，喬姆斯基身上浸透了精英思考者的犀利、堅忍、守持，以及驕傲；就像德國作家沃爾夫岡·B.斯波裏奇在喬姆斯基傳記中的宣言，“知識分子的傳統是卑躬屈膝事權貴的傳統，不背叛它，我會為自己的行為感到羞恥。”（文 李楊）</text:span><text:span text:style-name="T3"><text:line-break/></text:span></text:p>
      <text:p text:style-name="P1"><text:span text:style-name="T1">周世瑀 | 2010.08.11 03:02 | </text:span><text:span text:style-name="T2">#</text:span></text:p>
      <text:p text:style-name="P3"><text:span text:style-name="T1">遺忘的廣島與伊拉克無聲的哀號</text:span><text:span text:style-name="T3"><text:line-break/></text:span><text:span text:style-name="T1">http://www.coolloud.org.tw/node/53700</text:span><text:span text:style-name="T3"><text:line-break/></text:span></text:p>
      <text:p text:style-name="P1"><text:span text:style-name="T1">选择 | 2010.08.06 00:53 | </text:span><text:span text:style-name="T2">#</text:span></text:p>
      <text:p text:style-name="P2"><text:span text:style-name="T1">父亲被以色列士兵逮捕，五岁男孩伤心欲绝</text:span></text:p>
      <text:p text:style-name="P2"><text:span text:style-name="T1">http://v.ifeng.com/news/world/20 ... -2f9a36cf78c2.shtml</text:span></text:p>
      <text:p text:style-name="P1"><text:span text:style-name="T1">李秉叡 | 2010.08.05 11:04 | </text:span><text:span text:style-name="T2">#</text:span></text:p>
      <text:p text:style-name="P3"><text:span text:style-name="T1">有人說這場維基械密事件是中情局自導自演的，不知道大家的看法如何？</text:span></text:p>
      <text:p text:style-name="P3"><text:span text:style-name="T1">“最大洩密案”疑似中情局導演</text:span><text:span text:style-name="T3"><text:line-break/></text:span><text:span text:style-name="T1">http://xiahenian.blshe.com/post/470/577525</text:span></text:p>
      <text:p text:style-name="P1"><text:span text:style-name="T1">周世瑀 | 2010.08.04 19:55 | </text:span><text:span text:style-name="T2">#</text:span></text:p>
      <text:p text:style-name="P2"><text:span text:style-name="T1">帝國恐怖主義對阿富汗平民的暴行(影像展)</text:span><text:span text:style-name="T3"><text:line-break/></text:span><text:span text:style-name="T1">http://www.coolloud.org.tw/node/53602</text:span></text:p>
      <text:p text:style-name="P1"><text:span text:style-name="T1">陳真 | 2010.08.01 03:05 | </text:span><text:span text:style-name="T2">#</text:span></text:p>
      <text:p text:style-name="P3"><text:span text:style-name="T1">地檢署政風室前幾天打電話給我說,關於我之檢舉該署之違法亂紀行為之"調查" 結果已經出來了.</text:span></text:p>
      <text:p text:style-name="P3"><text:span text:style-name="T1">對每一位被告或嫌犯沒收手機一事,調查結果竟然是說查無此事,他們說,至少在庭訊結束後便立即發還手機.我說這完全是撒謊! 我問他們如何個 "調查" 法,政風署說,他們有去問法警室.</text:span></text:p>
      <text:p text:style-name="P3"><text:span text:style-name="T1">這就跟台灣警察經常刑求被告或嫌犯一樣,當被告或嫌犯提出遭受刑求之指控時,檢察官的標準 "調查" 方式就是寫信去問那個警察: "請問一下喔,請問你們有沒有給人家刑求啊?" 所得到的回答一定是 "絕對沒有" "我們一定是科學辦案,充份尊重人權"! 難道會有刑求者面對檢察官或法官來函詢問時會回答說: "有啊!這是我們每天的例行作業啊!我們給他灌辣椒水,讓他大鵬展翅懸空揹寶劍,而且還把他的龜頭通電讓他屁滾尿流啊!"</text:span></text:p>
      <text:p text:style-name="P3"><text:span text:style-name="T1">我跟政風室說:"哪有這樣的調查方式?" 我還說: 這哪還需要調查,你只要去法警室走一趟或是隨便問任何一位嫌犯或調閱錄影帶不就馬上可以知道這完完全全就是每天對幾乎每一個被告或嫌犯的標準處置方式!(當然,達官貴人或權貴份子或若干名人是不會有這種待遇的).</text:span></text:p>
      <text:p text:style-name="P3"><text:span text:style-name="T1">至於幾位法警一致表示: "檢察官講就講他的,法警做就做他們的",檢察官怎麼裁決是他家的事,法警不爽讓你去提款交保就可以不讓你去. 也就是說,法警認為他們可以有權力推翻檢察官的諭令擅自變相拘押已可交保之嫌犯. 政風室對此的說法是: "他們太忙了,人手不足!"</text:span></text:p>
      <text:p text:style-name="P3"><text:span text:style-name="T1">我說: "好吧!算了,謝謝你們的調查報告,這些人竟然還敢說謊,罪加一等,但我不為難你們政風室了,我自己另外找其它單位如監察院提出檢舉."</text:span></text:p>
      <text:p text:style-name="P3"><text:span text:style-name="T1">這就是台灣的司法,落入其手中,其實就跟落入與黑幫手中沒啥兩樣,除非你展現你的 VIP指數,方能自保. 指數越高,就表示你越有關係,有關係當然就幾乎什麼事都沒關係.</text:span></text:p>
      <text:p text:style-name="P3"><text:span text:style-name="T1">我總覺得,一個國家或社會的文明程度,往往從它的司法可以很精確地反映出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